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f3fd" officeooo:paragraph-rsid="001ff3fd"/>
    </style:style>
    <style:style style:name="P2" style:family="paragraph" style:parent-style-name="Text_20_body">
      <style:text-properties officeooo:rsid="00217cad" officeooo:paragraph-rsid="00217cad"/>
    </style:style>
    <style:style style:name="P3" style:family="paragraph" style:parent-style-name="Text_20_body">
      <style:text-properties officeooo:rsid="00217cad" officeooo:paragraph-rsid="00219d33"/>
    </style:style>
    <style:style style:name="P4" style:family="paragraph" style:parent-style-name="Text_20_body">
      <style:text-properties officeooo:paragraph-rsid="00217cad"/>
    </style:style>
    <style:style style:name="P5" style:family="paragraph" style:parent-style-name="Text_20_body">
      <style:text-properties officeooo:rsid="00219d33" officeooo:paragraph-rsid="00219d33"/>
    </style:style>
    <style:style style:name="P6" style:family="paragraph" style:parent-style-name="Text_20_body" style:list-style-name="L1">
      <style:text-properties officeooo:rsid="00219d33" officeooo:paragraph-rsid="00219d33"/>
    </style:style>
    <style:style style:name="P7" style:family="paragraph" style:parent-style-name="Text_20_body">
      <style:text-properties officeooo:rsid="0022a3c5" officeooo:paragraph-rsid="0022a3c5"/>
    </style:style>
    <style:style style:name="P8" style:family="paragraph" style:parent-style-name="Text_20_body" style:list-style-name="L2">
      <style:text-properties officeooo:rsid="0022a3c5" officeooo:paragraph-rsid="0022a3c5"/>
    </style:style>
    <style:style style:name="P9" style:family="paragraph" style:parent-style-name="Text_20_body">
      <style:text-properties officeooo:rsid="00245b87" officeooo:paragraph-rsid="00245b87"/>
    </style:style>
    <style:style style:name="P10" style:family="paragraph" style:parent-style-name="Text_20_body">
      <style:text-properties officeooo:rsid="0025f9bd" officeooo:paragraph-rsid="0025f9bd"/>
    </style:style>
    <style:style style:name="P11" style:family="paragraph" style:parent-style-name="Text_20_body">
      <style:text-properties officeooo:rsid="0022a3c5" officeooo:paragraph-rsid="0022a3c5" fo:background-color="#ffff00"/>
    </style:style>
    <style:style style:name="P12" style:family="paragraph" style:parent-style-name="Text_20_body">
      <style:text-properties officeooo:rsid="00245b87" officeooo:paragraph-rsid="00245b87" fo:background-color="#ffff00"/>
    </style:style>
    <style:style style:name="P13" style:family="paragraph" style:parent-style-name="Text_20_body">
      <style:text-properties officeooo:rsid="0025f9bd" officeooo:paragraph-rsid="0025f9bd" fo:background-color="#ffff00"/>
    </style:style>
    <style:style style:name="P14" style:family="paragraph" style:parent-style-name="Text_20_body">
      <style:paragraph-properties fo:break-before="page"/>
      <style:text-properties officeooo:rsid="00219d33" officeooo:paragraph-rsid="00219d33"/>
    </style:style>
    <style:style style:name="P15" style:family="paragraph" style:parent-style-name="Text_20_body">
      <style:paragraph-properties fo:break-before="page"/>
      <style:text-properties officeooo:rsid="0022a3c5" officeooo:paragraph-rsid="0022a3c5"/>
    </style:style>
    <style:style style:name="P16" style:family="paragraph" style:parent-style-name="Heading_20_2">
      <style:text-properties officeooo:rsid="00217cad" officeooo:paragraph-rsid="00217cad"/>
    </style:style>
    <style:style style:name="P17" style:family="paragraph" style:parent-style-name="Heading_20_2">
      <style:paragraph-properties fo:break-before="page"/>
      <style:text-properties officeooo:rsid="00217cad" officeooo:paragraph-rsid="00217cad"/>
    </style:style>
    <style:style style:name="T1" style:family="text">
      <style:text-properties officeooo:rsid="001ff3fd"/>
    </style:style>
    <style:style style:name="T2" style:family="text">
      <style:text-properties officeooo:rsid="00217cad"/>
    </style:style>
    <style:style style:name="T3" style:family="text">
      <style:text-properties officeooo:rsid="00219d33"/>
    </style:style>
    <style:style style:name="T4" style:family="text">
      <style:text-properties officeooo:rsid="0022a3c5"/>
    </style:style>
    <style:style style:name="T5" style:family="text">
      <style:text-properties officeooo:rsid="00245b87"/>
    </style:style>
    <style:style style:name="T6" style:family="text">
      <style:text-properties fo:background-color="#ff3333"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tion du slow contrôle au CERN</text:h>
      <text:p text:style-name="P1"/>
      <text:p text:style-name="P1"/>
      <text:p text:style-name="P1"/>
      <text:h text:style-name="Heading_20_2" text:outline-level="2">Process<text:span text:style-name="T1">us</text:span> devant <text:span text:style-name="T1">être</text:span> <text:span text:style-name="T1">démarrés</text:span> </text:h>
      <text:p text:style-name="P1"/>
      <text:p text:style-name="P1"/>
      <text:h text:style-name="Heading_20_3" text:outline-level="3">Sur lyoilcrpi02 : Mesure de la <text:span text:style-name="T1">température</text:span> de la boite et de la tente</text:h>
      <text:p text:style-name="P1"/>
      <text:p text:style-name="P1">ssh <text:a xlink:type="simple" xlink:href="mailto:pi@lyoilcrpi02" text:style-name="Internet_20_link" text:visited-style-name="Visited_20_Internet_20_Link">pi@lyoilcrpi02</text:a></text:p>
      <text:p text:style-name="P1"/>
      <text:p text:style-name="P1">sudo /etc/init.d/dimds1820d status</text:p>
      <text:p text:style-name="P1"/>
      <text:p text:style-name="P1">si le statut n'est pas « running » </text:p>
      <text:p text:style-name="P1"/>
      <text:p text:style-name="P1">sudo /etc/init.d/dimds1820d start</text:p>
      <text:p text:style-name="P1"/>
      <text:h text:style-name="Heading_20_3" text:outline-level="3">Sur lyoilcrpi24 : Mesure de la pression et de la <text:span text:style-name="T1">température</text:span> pres des crates</text:h>
      <text:p text:style-name="P1"/>
      <text:p text:style-name="P1">ssh <text:a xlink:type="simple" xlink:href="mailto:pi@lyoilcrpi02" text:style-name="Internet_20_link" text:visited-style-name="Visited_20_Internet_20_Link">pi@lyoilcrpi</text:a>24</text:p>
      <text:p text:style-name="P1"/>
      <text:p text:style-name="P1">sudo /etc/init.d/dimbmp183d status</text:p>
      <text:p text:style-name="P1"/>
      <text:p text:style-name="P1">si le statut n'est pas « running » </text:p>
      <text:p text:style-name="P1"/>
      <text:p text:style-name="P1">sudo /etc/init.d/dimbmp183d start</text:p>
      <text:p text:style-name="P1"/>
      <text:h text:style-name="Heading_20_3" text:outline-level="3"><text:span text:style-name="T1">S</text:span>ur lyoac30 : <text:span text:style-name="T1">Contrôle</text:span> de la HV par la caen</text:h>
      <text:p text:style-name="P1"/>
      <text:p text:style-name="P1">sudo /etc/init.d/dimcaenhvd status</text:p>
      <text:p text:style-name="P1"/>
      <text:p text:style-name="P1">si le statut n'est pas « running » </text:p>
      <text:p text:style-name="P1"/>
      <text:p text:style-name="P1">sudo /etc/init.d/dimcaenhvd start</text:p>
      <text:p text:style-name="P1"/>
      <text:h text:style-name="P17" text:outline-level="2">Base de données</text:h>
      <text:h text:style-name="P16" text:outline-level="2">Acompte</text:h>
      <text:p text:style-name="P4"/>
      <text:p text:style-name="P2">L’acompte et la base sont codés dans la variable SLOWDB</text:p>
      <text:p text:style-name="P2">export SLOWDB="<text:a xlink:type="simple" xlink:href="mailto:acqilc/RPC_2008@lyoac30.cern.ch" text:style-name="Internet_20_link" text:visited-style-name="Visited_20_Internet_20_Link">acqilc/RPC_2008@lyoac30.cern.ch</text:a>:GIFPP2015;GIFLYON"</text:p>
      <text:p text:style-name="P2">L’acompte est acqilc, le mot de passe RPC_2008 la base GIFPP2015. GIFLYON est le nom du setup courant dans la base qui tourne sur mysql sur lyoac30</text:p>
      <text:h text:style-name="Heading_20_3" text:outline-level="3">Tables du slow control</text:h>
      <text:p text:style-name="Text_20_body"/>
      <text:p text:style-name="P5">mysql&gt; DESC HVMON; // Rempli par DIMCAENHV</text:p>
      <text:p text:style-name="P5">+-----------+------------+------+-----+-------------------+-----------------------------+</text:p>
      <text:p text:style-name="P5">| Field <text:s text:c="4"/>| Type <text:s text:c="6"/>| Null | Key | Default <text:s text:c="10"/>| Extra <text:s text:c="22"/>|</text:p>
      <text:p text:style-name="P5">+-----------+------------+------+-----+-------------------+-----------------------------+</text:p>
      <text:p text:style-name="P5">| IDX <text:s text:c="6"/>| int(11) <text:s text:c="3"/>| NO <text:s text:c="2"/>| PRI | NULL <text:s text:c="13"/>| auto_increment <text:s text:c="13"/>|</text:p>
      <text:p text:style-name="P5">| HVRACKID <text:s/>| int(11) <text:s text:c="3"/>| YES <text:s/>| <text:s text:c="4"/>| 0 <text:s text:c="16"/>| <text:s text:c="28"/>|</text:p>
      <text:p text:style-name="P5">| HVCHANNEL | int(11) <text:s text:c="3"/>| YES <text:s/>| <text:s text:c="4"/>| 0 <text:s text:c="16"/>| <text:s text:c="28"/>|</text:p>
      <text:p text:style-name="P5">| VSET <text:s text:c="5"/>| double <text:s text:c="4"/>| YES <text:s/>| <text:s text:c="4"/>| 0 <text:s text:c="16"/>| <text:s text:c="28"/>|</text:p>
      <text:p text:style-name="P5">| VMON <text:s text:c="5"/>| double <text:s text:c="4"/>| YES <text:s/>| <text:s text:c="4"/>| 0 <text:s text:c="16"/>| <text:s text:c="28"/>|</text:p>
      <text:p text:style-name="P5">| IMON <text:s text:c="5"/>| double <text:s text:c="4"/>| YES <text:s/>| <text:s text:c="4"/>| 0 <text:s text:c="16"/>| <text:s text:c="28"/>|</text:p>
      <text:p text:style-name="P5">| STATUS <text:s text:c="3"/>| int(11) <text:s text:c="3"/>| YES <text:s/>| <text:s text:c="4"/>| 0 <text:s text:c="16"/>| <text:s text:c="28"/>|</text:p>
      <text:p text:style-name="P5">| HEURE <text:s text:c="4"/>| timestamp <text:s/>| NO <text:s text:c="2"/>| <text:s text:c="4"/>| CURRENT_TIMESTAMP | on update CURRENT_TIMESTAMP |</text:p>
      <text:p text:style-name="P5">| VALID <text:s text:c="4"/>| tinyint(1) | YES <text:s/>| <text:s text:c="4"/>| 1 <text:s text:c="16"/>| <text:s text:c="28"/>|</text:p>
      <text:p text:style-name="P3"/>
      <text:p text:style-name="P5"/>
      <text:p text:style-name="P14">mysql&gt; DESC PTMON; <text:s/>// REMPLI par DIMBMP183</text:p>
      <text:p text:style-name="P5">+-------------+------------+------+-----+-------------------+-----------------------------+</text:p>
      <text:p text:style-name="P5">| Field <text:s text:c="6"/>| Type <text:s text:c="6"/>| Null | Key | Default <text:s text:c="10"/>| Extra <text:s text:c="22"/>|</text:p>
      <text:p text:style-name="P5">+-------------+------------+------+-----+-------------------+-----------------------------+</text:p>
      <text:p text:style-name="P5">| IDX <text:s text:c="8"/>| int(11) <text:s text:c="3"/>| NO <text:s text:c="2"/>| PRI | NULL <text:s text:c="13"/>| auto_increment <text:s text:c="13"/>|</text:p>
      <text:p text:style-name="P5">| PRESSURE <text:s text:c="3"/>| double <text:s text:c="4"/>| YES <text:s/>| <text:s text:c="4"/>| 0 <text:s text:c="16"/>| <text:s text:c="28"/>|</text:p>
      <text:p text:style-name="P5">| TEMPERATURE | double <text:s text:c="4"/>| YES <text:s/>| <text:s text:c="4"/>| 0 <text:s text:c="16"/>| <text:s text:c="28"/>|</text:p>
      <text:p text:style-name="P5">| HEURE <text:s text:c="6"/>| timestamp <text:s/>| NO <text:s text:c="2"/>| <text:s text:c="4"/>| CURRENT_TIMESTAMP | on update CURRENT_TIMESTAMP |</text:p>
      <text:p text:style-name="P5">| VALID <text:s text:c="6"/>| tinyint(1) | YES <text:s/>| <text:s text:c="4"/>| 1 <text:s text:c="16"/>| <text:s text:c="28"/>|</text:p>
      <text:p text:style-name="P3"/>
      <text:p text:style-name="P2"/>
      <text:p text:style-name="P3"><text:s/><text:span text:style-name="T3">mysql&gt; DESC DS1820MON; // rempli par DIMDS1820</text:span></text:p>
      <text:p text:style-name="P5">+-------+------------+------+-----+-------------------+-----------------------------+</text:p>
      <text:p text:style-name="P5">| Field | Type <text:s text:c="6"/>| Null | Key | Default <text:s text:c="10"/>| Extra <text:s text:c="22"/>|</text:p>
      <text:p text:style-name="P5">+-------+------------+------+-----+-------------------+-----------------------------+</text:p>
      <text:p text:style-name="P5">| IDX <text:s text:c="2"/>| int(11) <text:s text:c="3"/>| NO <text:s text:c="2"/>| PRI | NULL <text:s text:c="13"/>| auto_increment <text:s text:c="13"/>|</text:p>
      <text:p text:style-name="P5">| TIN <text:s text:c="2"/>| double <text:s text:c="4"/>| YES <text:s/>| <text:s text:c="4"/>| 0 <text:s text:c="16"/>| <text:s text:c="28"/>|</text:p>
      <text:p text:style-name="P5">| TOUT <text:s/>| double <text:s text:c="4"/>| YES <text:s/>| <text:s text:c="4"/>| 0 <text:s text:c="16"/>| <text:s text:c="28"/>|</text:p>
      <text:p text:style-name="P5">| HEURE | timestamp <text:s/>| NO <text:s text:c="2"/>| <text:s text:c="4"/>| CURRENT_TIMESTAMP | on update CURRENT_TIMESTAMP |</text:p>
      <text:p text:style-name="P5">| VALID | tinyint(1) | YES <text:s/>| <text:s text:c="4"/>| 1 <text:s text:c="16"/>| <text:s text:c="28"/>|</text:p>
      <text:p text:style-name="P4"/>
      <text:h text:style-name="Heading_20_2" text:outline-level="2">Controle des lectures</text:h>
      <text:p text:style-name="Text_20_body"/>
      <text:h text:style-name="Heading_20_3" text:outline-level="3">BMP183</text:h>
      <text:p text:style-name="Text_20_body"/>
      <text:p text:style-name="P5">Une fois le processus démarré seul deux commandes sont acceptées :</text:p>
      <text:p text:style-name="P5"/>
      <text:list xml:id="list4723793176478480171" text:style-name="L1">
        <text:list-item>
          <text:p text:style-name="P6">STORE avec comme argument une chaîne de caractères permettant de se connecter a la base : <text:span text:style-name="T2">"</text:span><text:a xlink:type="simple" xlink:href="mailto:acqilc/RPC_2008@lyoac30.cern.ch" text:style-name="Internet_20_link" text:visited-style-name="Visited_20_Internet_20_Link"><text:span text:style-name="T2">acqilc/RPC_2008@lyoac30.cern.ch</text:span></text:a><text:span text:style-name="T2">:GIFPP2015 ». </text:span>Cette commande doit être <text:soft-page-break/>envoyée si le processus est redémarré</text:p>
        </text:list-item>
        <text:list-item>
          <text:p text:style-name="P6">SETPERIOD  avec comme argument le nombre de secondes entre deux mesures</text:p>
        </text:list-item>
      </text:list>
      <text:h text:style-name="Heading_20_3" text:outline-level="3">DS1820</text:h>
      <text:p text:style-name="P5">De même, une fois le processus démarré seul deux commandes sont acceptées :</text:p>
      <text:p text:style-name="P5"/>
      <text:list xml:id="list152521974314533" text:continue-numbering="true" text:style-name="L1">
        <text:list-item>
          <text:p text:style-name="P6">STORE avec comme argument une chaîne de caractères permettant de se connecter a la base : <text:span text:style-name="T2">"</text:span><text:a xlink:type="simple" xlink:href="mailto:acqilc/RPC_2008@lyoac30.cern.ch" text:style-name="Internet_20_link" text:visited-style-name="Visited_20_Internet_20_Link"><text:span text:style-name="T2">acqilc/RPC_2008@lyoac30.cern.ch</text:span></text:a><text:span text:style-name="T2">:GIFPP2015 ». </text:span>Cette commande doit être envoyée si le processus est redémarré</text:p>
        </text:list-item>
        <text:list-item>
          <text:p text:style-name="P6">SETPERIOD  avec comme argument le nombre de secondes entre deux mesures</text:p>
        </text:list-item>
      </text:list>
      <text:p text:style-name="P5"/>
      <text:h text:style-name="Heading_20_3" text:outline-level="3">CAENHV</text:h>
      <text:p text:style-name="Text_20_body"><text:tab/><text:span text:style-name="T3">Pour ce processus les valeurs de connections sont prises dans la variable <text:s/>SLOWDB.</text:span></text:p>
      <text:p text:style-name="P7">Un certain nombre de commandes sont implementees pour controler les canaux de HV un a un. Deux boucles de mesures et de staockage doivent etre egalement lancees :</text:p>
      <text:list xml:id="list7216422462165020067" text:style-name="L2">
        <text:list-item>
          <text:p text:style-name="P8">MONITOR Il s'agit d'un monitoring et du stockage dans la table HVMON des tensions et de s courants des detecteurs du setup GIFLYON dans la base de donnees</text:p>
        </text:list-item>
        <text:list-item>
          <text:p text:style-name="P8">REGULATION : Le processus interroge regulierement la base de donnees pour obtenir la pression courante et la temperature dans la tente. Il compare les valeurs de tension de chaque detecteur du setup au valeurs de reference dans la base (table DETECTOR PREF,TREF,VREF) et ajuste la tension si l'ecart a la valeur attendue est &gt; 20 V et &lt; 200 V</text:p>
          <text:p text:style-name="P8"/>
        </text:list-item>
      </text:list>
      <text:p text:style-name="P7">L'acces a ces commandes est decrite dans le paragraphes suivant</text:p>
      <text:h text:style-name="Heading_20_2" text:outline-level="2">Controle par <text:span text:style-name="T4">le</text:span> script DimSlowControl </text:h>
      <text:p text:style-name="Text_20_body"/>
      <text:p text:style-name="P7">Se logger sur lyoac30</text:p>
      <text:p text:style-name="P7"/>
      <text:p text:style-name="P7">cd SDHCAL/SlowControl/Control</text:p>
      <text:p text:style-name="P7">export LD_LIBRARY_PATH=./lib:$LD_LIBRARY_PATH</text:p>
      <text:p text:style-name="P7">export DIM_DNS_NODE=lyoac30.cern.ch</text:p>
      <text:p text:style-name="P7">python</text:p>
      <text:p text:style-name="P7"/>
      <text:p text:style-name="P7"/>
      <text:p text:style-name="P15">import LmainSlowControl</text:p>
      <text:p text:style-name="P11">#creation de l'objet</text:p>
      <text:p text:style-name="P7">d=LMainSlowControl.DimSlowControl("lyoac30.cern.ch")</text:p>
      <text:p text:style-name="P11">#Scan des services DIM</text:p>
      <text:p text:style-name="P7">d.scandns() </text:p>
      <text:p text:style-name="P11">#Lecture du can<text:span text:style-name="T5">a</text:span>l 48</text:p>
      <text:p text:style-name="P7">d.CAENHVRead(48)</text:p>
      <text:p text:style-name="P7">d.getCurrentHVChannel()</text:p>
      <text:p text:style-name="P11"><text:span text:style-name="T5"># affichage de Vmon et VSET</text:span></text:p>
      <text:p text:style-name="P7">d.getCurrentHVVoltageRead()</text:p>
      <text:p text:style-name="P7">d.getCurrentHVVoltageSet()</text:p>
      <text:p text:style-name="P12">#Affichage des dernieres lecture du BMP183</text:p>
      <text:p text:style-name="P7">d.getBMP183Pressure()</text:p>
      <text:p text:style-name="P7">d.getBMP183Temperature()</text:p>
      <text:p text:style-name="P12"># Affichage de TIN et TOUT du DS1820</text:p>
      <text:p text:style-name="P7">d.getDS1820Temperature(0)</text:p>
      <text:p text:style-name="P7">d.getDS1820Temperature(1)</text:p>
      <text:p text:style-name="P12"># Turn ON or Off channel </text:p>
      <text:p text:style-name="P7">d.CAENHVSetOn(49)</text:p>
      <text:p text:style-name="P7">d.CAENHVSetO<text:span text:style-name="T5">n</text:span>(50)</text:p>
      <text:p text:style-name="P7">d.CAENHVSetOn(51)</text:p>
      <text:p text:style-name="P7">d.CAENHVSetO<text:span text:style-name="T5">ff</text:span>(52)</text:p>
      <text:p text:style-name="P7">d.CAENHVSetOn(53)</text:p>
      <text:p text:style-name="P13"># Change voltage</text:p>
      <text:p text:style-name="P10">d.CAENHVSetVoltage(48,3300)</text:p>
      <text:p text:style-name="P10">d.CAENHVSetCurrent(48,50)</text:p>
      <text:p text:style-name="P12"># Demarrage du monitoring</text:p>
      <text:p text:style-name="P12"># CAENV</text:p>
      <text:p text:style-name="P9">d.CAENHVStartRegulation(60)</text:p>
      <text:p text:style-name="P9">d.CAENHVStartMonitor(120)</text:p>
      <text:p text:style-name="P9">d.CAENHVStopRegulation()</text:p>
      <text:p text:style-name="P9"><text:soft-page-break/>d.CAENHVStopMonitor()</text:p>
      <text:p text:style-name="P12"># BMP183</text:p>
      <text:p text:style-name="P9">d.BMP183SetPeriod(30)</text:p>
      <text:p text:style-name="P9">d.BMP183Store("acqilc/RPC_2008@lyoac30.cern.ch:GIFPP2015 »)</text:p>
      <text:p text:style-name="P12">#DS1820</text:p>
      <text:p text:style-name="P9">d.DS1820SetPeriod(30)</text:p>
      <text:p text:style-name="P9">d.DS1820Store("acqilc/RPC_2008@lyoac30.cern.ch:GIFPP2015 »)</text:p>
      <text:p text:style-name="P13">#GPIO si le process <text:span text:style-name="T6">/etc/init.d/dimgpiod</text:span> <text:s/>est demarre pour la DAQ</text:p>
      <text:p text:style-name="P10"><text:s/>d.OpenGPIO()</text:p>
      <text:p text:style-name="P10">d.VMEOn()</text:p>
      <text:p text:style-name="P10">d.VMEOff()</text:p>
      <text:p text:style-name="P10">d.DIFOn()</text:p>
      <text:p text:style-name="P10">d.DIFOff()</text:p>
      <text:p text:style-name="P10">d.CloseGPIO()</text:p>
      <text:p text:style-name="P10"/>
      <text:h text:style-name="Heading_20_2" text:outline-level="2">Analyse</text:h>
      <text:p text:style-name="Text_20_body"/>
      <text:p text:style-name="P10">Un petit script python sur /home/acqilc/drawpt.py cree un certain nombre de plot de resume par detecteur</text:p>
      <text:p text:style-name="P10"/>
      <text:p text:style-name="P10">python drawpt49.py 49 11</text:p>
      <text:p text:style-name="P10"/>
      <text:p text:style-name="P10">Cree des plots de resume pour le canal 49 lors des 11 derniers jours. A essayer et compl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4:25:23.923315429</meta:creation-date>
    <dc:date>2015-08-19T15:25:19.980184969</dc:date>
    <meta:editing-duration>PT29M35S</meta:editing-duration>
    <meta:editing-cycles>4</meta:editing-cycles>
    <meta:generator>LibreOffice/4.4.2.2$Linux_X86_64 LibreOffice_project/40m0$Build-2</meta:generator>
    <meta:document-statistic meta:table-count="0" meta:image-count="0" meta:object-count="0" meta:page-count="6" meta:paragraph-count="124" meta:word-count="870" meta:character-count="6504" meta:non-whitespace-character-count="4812"/>
  </office:meta>
</office:document-meta>
</file>